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fo:padding-left="17.29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5.44pt" svg:height="138.98pt" svg:x="193.83pt" svg:y="25.6pt">
            <loext:p draw:notify-on-update-of-ranges="Sheet1.B3:Sheet1.B10 Sheet1.C3:Sheet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17.34pt" svg:height="138.05pt" svg:x="640.8pt" svg:y="25.63pt">
            <loext:p draw:notify-on-update-of-ranges="Sheet1.I3:Sheet1.I10 Sheet1.J3:Sheet1.J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12.69pt" svg:height="133.48pt" svg:x="1090.74pt" svg:y="28.35pt">
            <loext:p draw:notify-on-update-of-ranges="Sheet1.P3:Sheet1.P10 Sheet1.Q3:Sheet1.Q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14.82pt" svg:height="134.39pt" svg:x="1536.6pt" svg:y="28.35pt">
            <loext:p draw:notify-on-update-of-ranges="Sheet1.W3:Sheet1.W10 Sheet1.X3:Sheet1.X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315.33pt" svg:height="135.21pt" svg:x="1986.86pt" svg:y="28.43pt">
            <loext:p draw:notify-on-update-of-ranges="Sheet1.AD3:Sheet1.AD10 Sheet1.AE3:Sheet1.AE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2" draw:text-style-name="P1" svg:width="319.07pt" svg:height="136.2pt" svg:x="2431.98pt" svg:y="26.53pt">
            <loext:p draw:notify-on-update-of-ranges="Sheet1.AK3:Sheet1.AK10 Sheet1.AL3:Sheet1.AL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316.2pt" svg:height="137.06pt" svg:x="2882.86pt" svg:y="28.43pt">
            <loext:p draw:notify-on-update-of-ranges="Sheet1.AR3:Sheet1.AR10 Sheet1.AS3:Sheet1.AS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377.57pt" svg:height="133.48pt" svg:x="3330.77pt" svg:y="28.35pt">
            <loext:p draw:notify-on-update-of-ranges="Sheet1.AY3:Sheet1.AY10 Sheet1.AZ3:Sheet1.AZ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082.75pt" svg:height="609.02pt" svg:x="1374.97pt" svg:y="240.89pt">
            <loext:p draw:notify-on-update-of-ranges="Sheet1.F24:Sheet1.F31 Sheet1.G24:Sheet1.G3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string" calcext:value-type="string" table:number-columns-spanned="2" table:number-rows-spanned="1">
            <text:p>All Units Are In Minutes</text:p>
          </table:table-cell>
          <table:covered-table-cell/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Tuesday</text:p>
          </table:table-cell>
          <table:table-cell table:number-columns-repeated="6"/>
          <table:table-cell office:value-type="string" calcext:value-type="string">
            <text:p>Wednesday</text:p>
          </table:table-cell>
          <table:table-cell table:number-columns-repeated="6"/>
          <table:table-cell office:value-type="string" calcext:value-type="string">
            <text:p>Thursday</text:p>
          </table:table-cell>
          <table:table-cell table:number-columns-repeated="6"/>
          <table:table-cell office:value-type="string" calcext:value-type="string">
            <text:p>Friday</text:p>
          </table:table-cell>
          <table:table-cell table:number-columns-repeated="6"/>
          <table:table-cell office:value-type="string" calcext:value-type="string">
            <text:p>Saturday</text:p>
          </table:table-cell>
          <table:table-cell table:number-columns-repeated="6"/>
          <table:table-cell office:value-type="string" calcext:value-type="string">
            <text:p>Sunday</text:p>
          </table:table-cell>
          <table:table-cell table:number-columns-repeated="6"/>
          <table:table-cell office:value-type="string" calcext:value-type="string">
            <text:p>Vacation Day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450" calcext:value-type="float">
            <text:p>45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Programming</text:p>
          </table:table-cell>
          <table:table-cell table:formula="of:=[.C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J13]/4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Q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X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AE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AL13]/4" office:value-type="float" office:value="112.5" calcext:value-type="float">
            <text:p>112.5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AS13]/4" office:value-type="float" office:value="138.75" calcext:value-type="float">
            <text:p>138.75</text:p>
          </table:table-cell>
          <table:table-cell table:number-columns-repeated="5"/>
          <table:table-cell office:value-type="string" calcext:value-type="string">
            <text:p>Programming</text:p>
          </table:table-cell>
          <table:table-cell table:formula="of:=[.AZ13]/4" office:value-type="float" office:value="138.75" calcext:value-type="float">
            <text:p>138.75</text:p>
          </table:table-cell>
        </table:table-row>
        <table:table-row table:style-name="ro1">
          <table:table-cell/>
          <table:table-cell office:value-type="string" calcext:value-type="string">
            <text:p>Outside</text:p>
          </table:table-cell>
          <table:table-cell table:formula="of:=[.C13]/8 * 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J13]/8 * 3"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Q13]/8 * 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X13]/8 * 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AE13]/8 * 3"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AL13]/8 * 3" office:value-type="float" office:value="168.75" calcext:value-type="float">
            <text:p>168.75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AS13]/8 * 3" office:value-type="float" office:value="208.125" calcext:value-type="float">
            <text:p>208.125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formula="of:=[.AZ13]/8 * 3" office:value-type="float" office:value="208.125" calcext:value-type="float">
            <text:p>208.125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  <table:table-cell table:formula="of:=[.C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J13]/4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Q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X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AE13]/4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AL13]/4" office:value-type="float" office:value="112.5" calcext:value-type="float">
            <text:p>112.5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AS13]/4" office:value-type="float" office:value="138.75" calcext:value-type="float">
            <text:p>138.75</text:p>
          </table:table-cell>
          <table:table-cell table:number-columns-repeated="5"/>
          <table:table-cell office:value-type="string" calcext:value-type="string">
            <text:p>Reading</text:p>
          </table:table-cell>
          <table:table-cell table:formula="of:=[.AZ13]/4" office:value-type="float" office:value="138.75" calcext:value-type="float">
            <text:p>138.75</text:p>
          </table:table-cell>
        </table:table-row>
        <table:table-row table:style-name="ro1">
          <table:table-cell/>
          <table:table-cell office:value-type="string" calcext:value-type="string">
            <text:p>Exercising</text:p>
          </table:table-cell>
          <table:table-cell table:formula="of:=[.C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table:formula="of:=[.J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table:formula="of:=[.Q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table:formula="of:=[.X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table:formula="of:=[.AE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table:formula="of:=[.AL3]/100 * 0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Exercisin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aming</text:p>
          </table:table-cell>
          <table:table-cell table:formula="of:=[.C13]/8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J13]/8" office:value-type="float" office:value="2.5" calcext:value-type="float">
            <text:p>2.5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Q13]/8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X13]/8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AE13]/8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AL13]/8" office:value-type="float" office:value="56.25" calcext:value-type="float">
            <text:p>56.25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AS13]/8" office:value-type="float" office:value="69.375" calcext:value-type="float">
            <text:p>69.375</text:p>
          </table:table-cell>
          <table:table-cell table:number-columns-repeated="5"/>
          <table:table-cell office:value-type="string" calcext:value-type="string">
            <text:p>Gaming</text:p>
          </table:table-cell>
          <table:table-cell table:formula="of:=[.AZ13]/8" office:value-type="float" office:value="69.375" calcext:value-type="float">
            <text:p>69.375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Real Total</text:p>
          </table:table-cell>
          <table:table-cell table:formula="of:=SUM([.C5:.C10])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J5:.J10])"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Q5:.Q10])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X5:.X10])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AE5:.AE10])"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AL5:.AL10])" office:value-type="float" office:value="450" calcext:value-type="float">
            <text:p>45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AS5:.AS10])"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Real Total</text:p>
          </table:table-cell>
          <table:table-cell table:formula="of:=SUM([.AZ5:.AZ10])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Tot To be subed</text:p>
          </table:table-cell>
          <table:table-cell table:formula="of:=[.C3] - SUM([.C8:.C9])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J3] - SUM([.J8:.J9])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Q3] - SUM([.Q8:.Q9])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X3] - SUM([.X8:.X9])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AE3] - SUM([.AE8:.AE9])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AL3] - SUM([.AL8:.AL9])" office:value-type="float" office:value="450" calcext:value-type="float">
            <text:p>450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AS3] - SUM([.AS8:.AS9])" office:value-type="float" office:value="555" calcext:value-type="float">
            <text:p>555</text:p>
          </table:table-cell>
          <table:table-cell table:number-columns-repeated="5"/>
          <table:table-cell office:value-type="string" calcext:value-type="string">
            <text:p>Tot To be subed</text:p>
          </table:table-cell>
          <table:table-cell table:formula="of:=[.AZ3] - SUM([.AZ8:.AZ9])" office:value-type="float" office:value="555" calcext:value-type="float">
            <text:p>555</text:p>
          </table:table-cell>
        </table:table-row>
        <table:table-row table:style-name="ro1" table:number-rows-repeated="7">
          <table:table-cell table:number-columns-repeated="52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5"/>
          <table:table-cell office:value-type="string" calcext:value-type="string">
            <text:p>Total Time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 table:number-columns-spanned="3" table:number-rows-spanned="1">
            <text:p>GAMING TIME IN ONE WEEK</text:p>
          </table:table-cell>
          <table:covered-table-cell table:number-columns-repeated="2"/>
          <table:table-cell table:formula="of:=SUM([.J10];[.C10];[.Q10];[.X10];[.AE10];[.AL10];[.AS10])" office:value-type="float" office:value="168.125" calcext:value-type="float">
            <text:p>168.125</text:p>
          </table:table-cell>
          <table:table-cell table:number-columns-repeated="38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5"/>
          <table:table-cell office:value-type="string" calcext:value-type="string">
            <text:p>Programming</text:p>
          </table:table-cell>
          <table:table-cell table:formula="of:=[.G34]/4" office:value-type="float" office:value="138.75" calcext:value-type="float">
            <text:p>138.75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Outside</text:p>
          </table:table-cell>
          <table:table-cell table:formula="of:=[.G34]/8 * 3" office:value-type="float" office:value="208.125" calcext:value-type="float">
            <text:p>208.125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ading</text:p>
          </table:table-cell>
          <table:table-cell table:formula="of:=[.G34]/4" office:value-type="float" office:value="138.75" calcext:value-type="float">
            <text:p>138.75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xercising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omework</text:p>
          </table:table-cell>
          <table:table-cell office:value-type="float" office:value="120" calcext:value-type="float">
            <text:p>120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Gaming</text:p>
          </table:table-cell>
          <table:table-cell table:formula="of:=[.G34]/8" office:value-type="float" office:value="69.375" calcext:value-type="float">
            <text:p>69.375</text:p>
          </table:table-cell>
          <table:table-cell table:number-columns-repeated="45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5"/>
          <table:table-cell office:value-type="string" calcext:value-type="string">
            <text:p>Real Total</text:p>
          </table:table-cell>
          <table:table-cell table:formula="of:=SUM([.G26:.G31])" office:value-type="float" office:value="600" calcext:value-type="float">
            <text:p>600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ot To be subed</text:p>
          </table:table-cell>
          <table:table-cell table:formula="of:=[.G24] - SUM([.G29:.G30])" office:value-type="float" office:value="555" calcext:value-type="float">
            <text:p>555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1:12:03.086000000</meta:creation-date>
    <dc:date>2018-04-21T09:59:52.941000000</dc:date>
    <meta:editing-duration>PT4M43S</meta:editing-duration>
    <meta:editing-cycles>1</meta:editing-cycles>
    <meta:document-statistic meta:table-count="1" meta:cell-count="173" meta:object-count="9"/>
    <meta:generator>LibreOffice/5.3.0.3$Windows_x86 LibreOffice_project/7074905676c47b82bbcfbea1aeefc84afe1c50e1</meta:generator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98cm" svg:height="21.486cm" xlink:href=".." xlink:type="simple" chart:class="chart:bar" chart:style-name="ch1">
        <chart:plot-area chart:style-name="ch2" table:cell-range-address="Sheet1.F24:Sheet1.G31" chart:data-source-has-labels="column" svg:x="3.937cm" svg:y="0.856cm" svg:width="27.639cm" svg:height="19.802cm">
          <chartooo:coordinate-region svg:x="6.225cm" svg:y="0.856cm" svg:width="25.071cm" svg:height="19.208cm"/>
          <chart:axis chart:dimension="x" chart:name="primary-x" chart:style-name="ch3" chartooo:axis-type="auto">
            <chartooo:date-scale/>
            <chart:categories table:cell-range-address="Sheet1.F24:Sheet1.F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4:Sheet1.G3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F24:Sheet1.F31</svg:desc>
                </draw:g>
              </table:table-cell>
              <table:table-cell office:value-type="float" office:value="600">
                <text:p>600</text:p>
                <draw:g>
                  <svg:desc>Sheet1.G24:Sheet1.G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208.125">
                <text:p>208.125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69.375">
                <text:p>69.3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29cm" svg:height="4.904cm" xlink:href=".." xlink:type="simple" chart:class="chart:bar" chart:style-name="ch1">
        <chart:plot-area chart:style-name="ch2" table:cell-range-address="Sheet1.B3:Sheet1.C10" chart:data-source-has-labels="column" svg:x="0.222cm" svg:y="0.098cm" svg:width="10.685cm" svg:height="4.708cm">
          <chartooo:coordinate-region svg:x="2.51cm" svg:y="0.098cm" svg:width="8.117cm" svg:height="4.114cm"/>
          <chart:axis chart:dimension="x" chart:name="primary-x" chart:style-name="ch3" chartooo:axis-type="auto">
            <chartooo:date-scale/>
            <chart:categories table:cell-range-address="Sheet1.B3:Sheet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B3:Sheet1.B10</svg:desc>
                </draw:g>
              </table:table-cell>
              <table:table-cell office:value-type="float" office:value="200">
                <text:p>200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96cm" svg:height="4.871cm" xlink:href=".." xlink:type="simple" chart:class="chart:bar" chart:style-name="ch1">
        <chart:plot-area chart:style-name="ch2" table:cell-range-address="Sheet1.I3:Sheet1.J10" chart:data-source-has-labels="column" svg:x="0.223cm" svg:y="0.097cm" svg:width="10.75cm" svg:height="4.677cm">
          <chartooo:coordinate-region svg:x="2.511cm" svg:y="0.097cm" svg:width="8.182cm" svg:height="4.083cm"/>
          <chart:axis chart:dimension="x" chart:name="primary-x" chart:style-name="ch3" chartooo:axis-type="auto">
            <chartooo:date-scale/>
            <chart:categories table:cell-range-address="Sheet1.I3:Sheet1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I3:Sheet1.I10</svg:desc>
                </draw:g>
              </table:table-cell>
              <table:table-cell office:value-type="float" office:value="140">
                <text:p>140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32cm" svg:height="4.71cm" xlink:href=".." xlink:type="simple" chart:class="chart:bar" chart:style-name="ch1">
        <chart:plot-area chart:style-name="ch2" table:cell-range-address="Sheet1.P3:Sheet1.Q10" chart:data-source-has-labels="column" svg:x="0.22cm" svg:y="0.094cm" svg:width="10.592cm" svg:height="4.522cm">
          <chartooo:coordinate-region svg:x="2.508cm" svg:y="0.094cm" svg:width="8.024cm" svg:height="3.928cm"/>
          <chart:axis chart:dimension="x" chart:name="primary-x" chart:style-name="ch3" chartooo:axis-type="auto">
            <chartooo:date-scale/>
            <chart:categories table:cell-range-address="Sheet1.P3:Sheet1.P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Q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P3:Sheet1.P10</svg:desc>
                </draw:g>
              </table:table-cell>
              <table:table-cell office:value-type="float" office:value="200">
                <text:p>200</text:p>
                <draw:g>
                  <svg:desc>Sheet1.Q3:Sheet1.Q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07cm" svg:height="4.742cm" xlink:href=".." xlink:type="simple" chart:class="chart:bar" chart:style-name="ch1">
        <chart:plot-area chart:style-name="ch2" table:cell-range-address="Sheet1.W3:Sheet1.X10" chart:data-source-has-labels="column" svg:x="0.222cm" svg:y="0.094cm" svg:width="10.663cm" svg:height="4.554cm">
          <chartooo:coordinate-region svg:x="2.51cm" svg:y="0.094cm" svg:width="8.095cm" svg:height="3.96cm"/>
          <chart:axis chart:dimension="x" chart:name="primary-x" chart:style-name="ch3" chartooo:axis-type="auto">
            <chartooo:date-scale/>
            <chart:categories table:cell-range-address="Sheet1.W3:Sheet1.W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3:Sheet1.X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W3:Sheet1.W10</svg:desc>
                </draw:g>
              </table:table-cell>
              <table:table-cell office:value-type="float" office:value="200">
                <text:p>200</text:p>
                <draw:g>
                  <svg:desc>Sheet1.X3:Sheet1.X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25cm" svg:height="4.771cm" xlink:href=".." xlink:type="simple" chart:class="chart:bar" chart:style-name="ch1">
        <chart:plot-area chart:style-name="ch2" table:cell-range-address="Sheet1.AD3:Sheet1.AE10" chart:data-source-has-labels="column" svg:x="0.222cm" svg:y="0.095cm" svg:width="10.681cm" svg:height="4.581cm">
          <chartooo:coordinate-region svg:x="2.51cm" svg:y="0.095cm" svg:width="8.113cm" svg:height="3.987cm"/>
          <chart:axis chart:dimension="x" chart:name="primary-x" chart:style-name="ch3" chartooo:axis-type="auto">
            <chartooo:date-scale/>
            <chart:categories table:cell-range-address="Sheet1.AD3:Sheet1.A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E3:Sheet1.AE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AD3:Sheet1.AD10</svg:desc>
                </draw:g>
              </table:table-cell>
              <table:table-cell office:value-type="float" office:value="200">
                <text:p>200</text:p>
                <draw:g>
                  <svg:desc>Sheet1.AE3:Sheet1.AE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57cm" svg:height="4.806cm" xlink:href=".." xlink:type="simple" chart:class="chart:bar" chart:style-name="ch1">
        <chart:plot-area chart:style-name="ch2" table:cell-range-address="Sheet1.AK3:Sheet1.AL10" chart:data-source-has-labels="column" svg:x="0.225cm" svg:y="0.096cm" svg:width="10.807cm" svg:height="4.614cm">
          <chartooo:coordinate-region svg:x="2.513cm" svg:y="0.096cm" svg:width="8.239cm" svg:height="4.02cm"/>
          <chart:axis chart:dimension="x" chart:name="primary-x" chart:style-name="ch3" chartooo:axis-type="auto">
            <chartooo:date-scale/>
            <chart:categories table:cell-range-address="Sheet1.AK3:Sheet1.AK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L3:Sheet1.AL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AK3:Sheet1.AK10</svg:desc>
                </draw:g>
              </table:table-cell>
              <table:table-cell office:value-type="float" office:value="450">
                <text:p>450</text:p>
                <draw:g>
                  <svg:desc>Sheet1.AL3:Sheet1.AL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56.25">
                <text:p>56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56cm" svg:height="4.836cm" xlink:href=".." xlink:type="simple" chart:class="chart:bar" chart:style-name="ch1">
        <chart:plot-area chart:style-name="ch2" table:cell-range-address="Sheet1.AR3:Sheet1.AS10" chart:data-source-has-labels="column" svg:x="0.223cm" svg:y="0.096cm" svg:width="10.71cm" svg:height="4.644cm">
          <chartooo:coordinate-region svg:x="2.511cm" svg:y="0.096cm" svg:width="8.142cm" svg:height="4.05cm"/>
          <chart:axis chart:dimension="x" chart:name="primary-x" chart:style-name="ch3" chartooo:axis-type="auto">
            <chartooo:date-scale/>
            <chart:categories table:cell-range-address="Sheet1.AR3:Sheet1.AR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S3:Sheet1.AS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AR3:Sheet1.AR10</svg:desc>
                </draw:g>
              </table:table-cell>
              <table:table-cell office:value-type="float" office:value="600">
                <text:p>600</text:p>
                <draw:g>
                  <svg:desc>Sheet1.AS3:Sheet1.AS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208.125">
                <text:p>208.125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69.375">
                <text:p>69.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1cm" svg:height="4.71cm" xlink:href=".." xlink:type="simple" chart:class="chart:bar" chart:style-name="ch1">
        <chart:plot-area chart:style-name="ch2" table:cell-range-address="Sheet1.AY3:Sheet1.AZ10" chart:data-source-has-labels="column" svg:x="0.266cm" svg:y="0.094cm" svg:width="12.789cm" svg:height="4.522cm">
          <chartooo:coordinate-region svg:x="2.554cm" svg:y="0.094cm" svg:width="10.221cm" svg:height="3.928cm"/>
          <chart:axis chart:dimension="x" chart:name="primary-x" chart:style-name="ch3" chartooo:axis-type="auto">
            <chartooo:date-scale/>
            <chart:categories table:cell-range-address="Sheet1.AY3:Sheet1.AY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Z3:Sheet1.AZ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heet1.AY3:Sheet1.AY10</svg:desc>
                </draw:g>
              </table:table-cell>
              <table:table-cell office:value-type="float" office:value="600">
                <text:p>600</text:p>
                <draw:g>
                  <svg:desc>Sheet1.AZ3:Sheet1.AZ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208.125">
                <text:p>208.125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Exercising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omewo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69.375">
                <text:p>69.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